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Web" style:master-page-name="MP0" style:family="paragraph">
      <style:paragraph-properties fo:break-before="page" fo:border="0.0069in solid #000000" fo:padding-top="0.0138in" fo:padding-left="0.0555in" fo:padding-bottom="0.0277in" fo:padding-right="0.0555in" style:shadow="none" fo:text-align="center" fo:margin-top="0in" fo:margin-bottom="0in"/>
      <style:text-properties fo:font-weight="bold" style:font-weight-asian="bold"/>
    </style:style>
    <style:style style:name="P2" style:parent-style-name="NormalWeb" style:family="paragraph">
      <style:paragraph-properties fo:border="0.0069in solid #000000" fo:padding-top="0.0138in" fo:padding-left="0.0555in" fo:padding-bottom="0.0277in" fo:padding-right="0.0555in" style:shadow="none" fo:text-align="center" fo:margin-top="0in" fo:margin-bottom="0in"/>
      <style:text-properties fo:font-weight="bold" style:font-weight-asian="bold"/>
    </style:style>
    <style:style style:name="P3" style:parent-style-name="NormalWeb" style:family="paragraph">
      <style:paragraph-properties fo:border="0.0069in solid #000000" fo:padding-top="0.0138in" fo:padding-left="0.0555in" fo:padding-bottom="0.0277in" fo:padding-right="0.0555in" style:shadow="none" fo:text-align="center" fo:margin-top="0in" fo:margin-bottom="0in"/>
      <style:text-properties fo:font-weight="bold" style:font-weight-asian="bold"/>
    </style:style>
    <style:style style:name="P4" style:parent-style-name="Standard" style:family="paragraph">
      <style:paragraph-properties fo:widows="0" fo:orphans="0" style:text-autospace="none" fo:text-align="justify"/>
    </style:style>
    <style:style style:name="P5" style:parent-style-name="Standard" style:list-style-name="WW8Num1" style:family="paragraph">
      <style:paragraph-properties fo:widows="0" fo:orphans="0" style:text-autospace="none" fo:text-align="justify"/>
    </style:style>
    <style:style style:name="P6" style:parent-style-name="Standard" style:family="paragraph">
      <style:paragraph-properties fo:widows="0" fo:orphans="0" style:text-autospace="none" fo:text-align="justify"/>
    </style:style>
    <style:style style:name="P7" style:parent-style-name="Standard" style:list-style-name="WW8Num1" style:family="paragraph">
      <style:paragraph-properties fo:widows="0" fo:orphans="0" style:text-autospace="none" fo:text-align="justify"/>
    </style:style>
    <style:style style:name="T8" style:parent-style-name="Policepardéfaut" style:family="text">
      <style:text-properties fo:color="#000000"/>
    </style:style>
    <style:style style:name="T9" style:parent-style-name="Policepardéfaut" style:family="text">
      <style:text-properties fo:color="#000000"/>
    </style:style>
    <style:style style:name="P10" style:parent-style-name="Standard" style:family="paragraph">
      <style:paragraph-properties fo:text-align="center"/>
      <style:text-properties fo:font-size="11pt" style:font-size-asian="11pt" style:font-size-complex="11pt"/>
    </style:style>
    <style:style style:name="P11" style:parent-style-name="Standard" style:family="paragraph">
      <style:paragraph-properties fo:text-align="center"/>
      <style:text-properties fo:font-size="11pt" style:font-size-asian="11pt" style:font-size-complex="11pt"/>
    </style:style>
    <style:style style:name="P12" style:parent-style-name="NormalWeb" style:family="paragraph">
      <style:paragraph-properties fo:text-align="justify" fo:margin-top="0.0833in" fo:margin-bottom="0.0833in"/>
      <style:text-properties fo:font-size="11pt" style:font-size-asian="11pt" style:font-size-complex="11pt"/>
    </style:style>
    <style:style style:name="P13" style:parent-style-name="NormalWeb" style:family="paragraph">
      <style:paragraph-properties fo:text-align="justify" fo:margin-top="0.0833in" fo:margin-bottom="0.0833in"/>
      <style:text-properties fo:font-size="11pt" style:font-size-asian="11pt" style:font-size-complex="11pt"/>
    </style:style>
    <style:style style:name="P14" style:parent-style-name="NormalWeb" style:family="paragraph">
      <style:paragraph-properties fo:text-align="justify" fo:margin-top="0.0833in" fo:margin-bottom="0.0833in"/>
      <style:text-properties fo:font-size="11pt" style:font-size-asian="11pt" style:font-size-complex="11pt"/>
    </style:style>
    <style:style style:name="P15" style:parent-style-name="NormalWeb" style:family="paragraph">
      <style:paragraph-properties fo:text-align="justify" fo:margin-top="0.0833in" fo:margin-bottom="0.0833in"/>
    </style:style>
    <style:style style:name="T16" style:parent-style-name="Policepardéfaut" style:family="text">
      <style:text-properties fo:font-size="11pt" style:font-size-asian="11pt" style:font-size-complex="11pt"/>
    </style:style>
    <style:style style:name="T17" style:parent-style-name="Policepardéfaut" style:family="text">
      <style:text-properties fo:font-size="11pt" style:font-size-asian="11pt" style:font-size-complex="11pt"/>
    </style:style>
    <style:style style:name="T18" style:parent-style-name="Policepardéfaut" style:family="text">
      <style:text-properties fo:font-size="11pt" style:font-size-asian="11pt" style:font-size-complex="11pt"/>
    </style:style>
    <style:style style:name="T19" style:parent-style-name="FootnoteSymbol" style:family="text">
      <style:text-properties fo:font-size="11pt" style:font-size-asian="11pt" style:font-size-complex="11pt"/>
    </style:style>
    <style:style style:name="T20" style:parent-style-name="Policepardéfaut" style:family="text">
      <style:text-properties fo:font-size="11pt" style:font-size-asian="11pt" style:font-size-complex="11pt"/>
    </style:style>
    <style:style style:name="T21" style:parent-style-name="Policepardéfaut" style:family="text">
      <style:text-properties fo:font-size="11pt" style:font-size-asian="11pt" style:font-size-complex="11pt"/>
    </style:style>
    <style:style style:name="P22" style:parent-style-name="NormalWeb" style:family="paragraph">
      <style:paragraph-properties fo:text-align="justify" fo:margin-top="0.0833in" fo:margin-bottom="0.0833in"/>
      <style:text-properties fo:font-size="11pt" style:font-size-asian="11pt" style:font-size-complex="11pt"/>
    </style:style>
    <style:style style:name="P23" style:parent-style-name="NormalWeb" style:family="paragraph">
      <style:paragraph-properties fo:margin-top="0.0833in" fo:margin-bottom="0.0833in"/>
    </style:style>
    <style:style style:name="T24" style:parent-style-name="StrongEmphasis" style:family="text">
      <style:text-properties fo:font-weight="normal" style:font-weight-asian="normal" fo:font-size="11pt" style:font-size-asian="11pt" style:font-size-complex="11pt"/>
    </style:style>
    <style:style style:name="T25" style:parent-style-name="Policepardéfaut" style:family="text">
      <style:text-properties fo:font-size="11pt" style:font-size-asian="11pt" style:font-size-complex="11pt"/>
    </style:style>
    <style:style style:name="T26" style:parent-style-name="Policepardéfaut" style:family="text">
      <style:text-properties fo:font-size="11pt" style:font-size-asian="11pt" style:font-size-complex="11pt"/>
    </style:style>
    <style:style style:name="P27" style:parent-style-name="NormalWeb" style:family="paragraph">
      <style:paragraph-properties fo:text-align="justify" fo:margin-top="0.0833in" fo:margin-bottom="0.0833in"/>
      <style:text-properties fo:font-size="11pt" style:font-size-asian="11pt" style:font-size-complex="11pt"/>
    </style:style>
    <style:style style:name="P28" style:parent-style-name="Standard" style:family="paragraph">
      <style:text-properties fo:font-size="10pt" style:font-size-asian="10pt" style:font-size-complex="10pt"/>
    </style:style>
    <style:style style:name="P29" style:parent-style-name="Standard" style:family="paragraph">
      <style:text-properties fo:font-size="10pt" style:font-size-asian="10pt" style:font-size-complex="10pt"/>
    </style:style>
    <style:style style:name="P30" style:parent-style-name="Standard" style:family="paragraph">
      <style:paragraph-properties fo:text-align="center"/>
    </style:style>
    <style:style style:name="T31" style:parent-style-name="Policepardéfaut" style:family="text">
      <style:text-properties fo:font-weight="bold" style:font-weight-asian="bold" fo:font-size="11pt" style:font-size-asian="11pt" style:font-size-complex="11pt"/>
    </style:style>
    <style:style style:name="T32" style:parent-style-name="Policepardéfaut" style:family="text">
      <style:text-properties fo:font-weight="bold" style:font-weight-asian="bold" fo:color="#000000" fo:font-size="11pt" style:font-size-asian="11pt" style:font-size-complex="11pt"/>
    </style:style>
    <style:style style:name="P33" style:parent-style-name="Standard" style:family="paragraph">
      <style:paragraph-properties fo:widows="0" fo:orphans="0"/>
      <style:text-properties fo:font-weight="bold" style:font-weight-asian="bold" fo:font-size="11pt" style:font-size-asian="11pt" style:font-size-complex="11pt"/>
    </style:style>
    <style:style style:name="P34" style:parent-style-name="NormalWeb" style:family="paragraph">
      <style:paragraph-properties fo:text-align="center"/>
    </style:style>
    <style:style style:name="T35" style:parent-style-name="Policepardéfaut" style:family="text">
      <style:text-properties fo:font-weight="bold" style:font-weight-asian="bold" fo:font-size="11pt" style:font-size-asian="11pt" style:font-size-complex="11pt"/>
    </style:style>
    <style:style style:name="T36" style:parent-style-name="Policepardéfaut" style:family="text">
      <style:text-properties fo:font-size="11pt" style:font-size-asian="11pt" style:font-size-complex="11pt"/>
    </style:style>
    <style:style style:name="T37" style:parent-style-name="StrongEmphasis" style:family="text">
      <style:text-properties fo:font-size="11pt" style:font-size-asian="11pt" style:font-size-complex="11pt"/>
    </style:style>
    <style:style style:name="T38" style:parent-style-name="StrongEmphasis" style:family="text">
      <style:text-properties fo:font-size="11pt" style:font-size-asian="11pt" style:font-size-complex="11pt"/>
    </style:style>
    <style:style style:name="P39" style:parent-style-name="NormalWeb" style:family="paragraph">
      <style:paragraph-properties fo:text-align="justify"/>
    </style:style>
    <style:style style:name="T40" style:parent-style-name="Policepardéfaut" style:family="text">
      <style:text-properties fo:font-size="11pt" style:font-size-asian="11pt" style:font-size-complex="11pt"/>
    </style:style>
    <style:style style:name="T41" style:parent-style-name="Accentuation" style:family="text">
      <style:text-properties fo:font-size="11pt" style:font-size-asian="11pt" style:font-size-complex="11pt"/>
    </style:style>
    <style:style style:name="T42" style:parent-style-name="Policepardéfaut" style:family="text">
      <style:text-properties fo:font-size="11pt" style:font-size-asian="11pt" style:font-size-complex="11pt"/>
    </style:style>
    <style:style style:name="P43" style:parent-style-name="NormalWeb" style:family="paragraph">
      <style:paragraph-properties fo:text-align="justify"/>
    </style:style>
    <style:style style:name="T44" style:parent-style-name="Policepardéfaut" style:family="text">
      <style:text-properties fo:font-size="11pt" style:font-size-asian="11pt" style:font-size-complex="11pt"/>
    </style:style>
    <style:style style:name="T45" style:parent-style-name="Policepardéfaut" style:family="text">
      <style:text-properties fo:font-size="11pt" style:font-size-asian="11pt" style:font-size-complex="11pt"/>
    </style:style>
    <style:style style:name="P46" style:parent-style-name="NormalWeb" style:family="paragraph">
      <style:paragraph-properties fo:text-align="justify"/>
      <style:text-properties fo:font-size="11pt" style:font-size-asian="11pt" style:font-size-complex="11pt"/>
    </style:style>
    <style:style style:name="P47" style:parent-style-name="NormalWeb" style:family="paragraph">
      <style:paragraph-properties fo:text-align="justify"/>
    </style:style>
    <style:style style:name="T48" style:parent-style-name="Policepardéfaut" style:family="text">
      <style:text-properties fo:font-size="11pt" style:font-size-asian="11pt" style:font-size-complex="11pt"/>
    </style:style>
    <style:style style:name="T49" style:parent-style-name="Accentuation" style:family="text">
      <style:text-properties fo:font-size="11pt" style:font-size-asian="11pt" style:font-size-complex="11pt"/>
    </style:style>
    <style:style style:name="T50" style:parent-style-name="Policepardéfaut" style:family="text">
      <style:text-properties fo:font-size="11pt" style:font-size-asian="11pt" style:font-size-complex="11pt"/>
    </style:style>
    <style:style style:name="T51" style:parent-style-name="Policepardéfaut" style:family="text">
      <style:text-properties fo:font-size="11pt" style:font-size-asian="11pt" style:font-size-complex="11pt"/>
    </style:style>
    <style:style style:name="T52" style:parent-style-name="Policepardéfaut" style:family="text">
      <style:text-properties fo:font-size="11pt" style:font-size-asian="11pt" style:font-size-complex="11pt"/>
    </style:style>
    <style:style style:name="P53" style:parent-style-name="NormalWeb" style:family="paragraph">
      <style:paragraph-properties fo:text-align="justify"/>
    </style:style>
    <style:style style:name="T54" style:parent-style-name="Policepardéfaut" style:family="text">
      <style:text-properties fo:font-size="11pt" style:font-size-asian="11pt" style:font-size-complex="11pt"/>
    </style:style>
    <style:style style:name="T55" style:parent-style-name="Policepardéfaut" style:family="text">
      <style:text-properties fo:font-size="11pt" style:font-size-asian="11pt" style:font-size-complex="11pt"/>
    </style:style>
    <style:style style:name="T56" style:parent-style-name="Policepardéfaut" style:family="text">
      <style:text-properties fo:font-size="11pt" style:font-size-asian="11pt" style:font-size-complex="11pt"/>
    </style:style>
    <style:style style:name="P57" style:parent-style-name="NormalWeb" style:family="paragraph">
      <style:paragraph-properties fo:text-align="justify"/>
    </style:style>
    <style:style style:name="T58" style:parent-style-name="Policepardéfaut" style:family="text">
      <style:text-properties fo:font-size="11pt" style:font-size-asian="11pt" style:font-size-complex="11pt"/>
    </style:style>
    <style:style style:name="T59" style:parent-style-name="Accentuation" style:family="text">
      <style:text-properties fo:font-size="11pt" style:font-size-asian="11pt" style:font-size-complex="11pt"/>
    </style:style>
    <style:style style:name="T60" style:parent-style-name="Policepardéfaut" style:family="text">
      <style:text-properties fo:font-size="11pt" style:font-size-asian="11pt" style:font-size-complex="11pt"/>
    </style:style>
    <style:style style:name="T61" style:parent-style-name="Policepardéfaut" style:family="text">
      <style:text-properties fo:font-size="11pt" style:font-size-asian="11pt" style:font-size-complex="11pt"/>
    </style:style>
    <style:style style:name="P62" style:parent-style-name="NormalWeb" style:family="paragraph">
      <style:paragraph-properties fo:text-align="justify"/>
    </style:style>
    <style:style style:name="T63" style:parent-style-name="Policepardéfaut" style:family="text">
      <style:text-properties fo:font-size="11pt" style:font-size-asian="11pt" style:font-size-complex="11pt"/>
    </style:style>
    <style:style style:name="T64" style:parent-style-name="Accentuation" style:family="text">
      <style:text-properties fo:font-size="11pt" style:font-size-asian="11pt" style:font-size-complex="11pt"/>
    </style:style>
    <style:style style:name="T65" style:parent-style-name="Policepardéfaut" style:family="text">
      <style:text-properties fo:font-size="11pt" style:font-size-asian="11pt" style:font-size-complex="11pt"/>
    </style:style>
    <style:style style:name="T66" style:parent-style-name="Policepardéfaut" style:family="text">
      <style:text-properties fo:font-size="11pt" style:font-size-asian="11pt" style:font-size-complex="11pt"/>
    </style:style>
    <style:style style:name="P67" style:parent-style-name="Standard" style:family="paragraph">
      <style:text-properties fo:font-size="10pt" style:font-size-asian="10pt" style:font-size-complex="10pt"/>
    </style:style>
  </office:automatic-styles>
  <office:body>
    <office:text text:use-soft-page-breaks="true">
      <text:p text:style-name="P1"/>
      <text:p text:style-name="P2">Arrêt n° 549 du 28 février 2006<text:line-break/>Cour de cassation - Première chambre civile</text:p>
      <text:p text:style-name="P3"/>
      <text:p text:style-name="P4"/>
      <text:list text:style-name="WW8Num1">
        <text:list-item text:start-value="1">
          <text:p text:style-name="P5">Analyser la décision de justice rendue par la Cour de cassation le 28 février 2006</text:p>
        </text:list-item>
      </text:list>
      <text:p text:style-name="P6"/>
      <text:list text:style-name="WW8Num1" text:continue-numbering="true">
        <text:list-item>
          <text:p text:style-name="P7">La loi<text:s/><text:span text:style-name="T8">« Droit d'</text:span><text:span text:style-name="T9">auteur et droits voisins dans la société d'information » dite loi DADVSI du 3 août 2006<text:s/></text:span>confirme-t-elle la position de la Cour de cassation ?</text:p>
        </text:list-item>
      </text:list>
      <text:p text:style-name="Standard"/>
      <text:p text:style-name="P10">-------------</text:p>
      <text:p text:style-name="P11"/>
      <text:p text:style-name="P12">Attendu que, se plaignant de ne pouvoir réaliser une copie du DVD “Mulholland Drive”, produit par<text:s/>les Films Alain Sarde, édité par la société Studio canal et diffusé par la société Universal Pictures vidéo France, rendue matériellement impossible en raison de mesures techniques de protection insérées dans le support, et prétendant que de telles mesures<text:s/>porteraient atteinte au droit de copie privée reconnu à l’usager par les articles L. 122-5 et L. 211-3 du Code de la propriété intellectuelle, M. X... et l’Union fédérale des consommateurs UFC Que choisir ont agi à l'encontre de ceux-ci pour leur voir interdire l’utilisation de telles mesures et la commercialisation des DVD ainsi protégés, leur demandant paiement, le premier, de la somme de 150 euros en réparation de son préjudice, la seconde, de celle de 30 000 euros du fait de l’atteinte portée à l’intérêt collectif des consommateurs ; que le Syndicat de l’édition vidéo est intervenu à l’instance aux côtés des défendeurs ; […]</text:p>
      <text:p text:style-name="P13">Vu les articles L. 122-5 et L. 211-3 du Code de la propriété intellectuelle, interprétés à la lumière des dispositions de la<text:s/>directive ensemble l’article 9.2 de la convention de Berne ;</text:p>
      <text:p text:style-name="P14">Attendu, selon l’article 9.2. de la convention de Berne, que la reproduction des œuvres littéraires et artistiques protégées par le droit d’auteur peut être autorisée, dans certains cas spéciaux,<text:s/>pourvu qu’une telle reproduction ne porte pas atteinte à l’exploitation normale de l’oeuvre ni ne cause un préjudice injustifié aux intérêts légitimes de l’auteur ; que l’exception de copie privée prévue aux articles L. 122-5 et L. 211-3 du Code de la propriété intellectuelle, tels qu’ils doivent être interprétés à la lumière de la directive européenne du 22 mai 2001 sur l'harmonisation de certains aspects du droit d'auteur et des droits voisins dans la société de l'information, ne peut faire obstacle à l’insertion dans les supports sur lesquels est reproduite une oeuvre protégée, de mesures techniques de protection destinées à en empêcher la copie, lorsque celle-ci aurait pour effet de porter atteinte à l’exploitation normale de l’oeuvre, laquelle doit s’apprécier en tenant compte de l’incidence économique qu’une telle copie peut avoir dans le contexte de l'environnement numérique ;</text:p>
      <text:p text:style-name="P15"><text:span text:style-name="T16">Attendu que pour interdire aux sociétés Alain Sarde, Studio canal et Universal Pictures vidéo France l’utilisation d’une mesur</text:span><text:span text:style-name="T17">e de protection technique empêchant la copie du DVD “Mullholland Drive”, l’arrêt, après avoir relevé que la copie privée ne constituait qu’une exception légale aux droits d’auteur et non un droit reconnu de manière absolue à l’usager, retient que cette exc</text:span><text:span text:style-name="T18">eption ne saurait être limitée alors que la législation française ne comporte aucune disposition en ce sens ; qu’en l’absence de dévoiement</text:span><text:span text:style-name="T19"><text:note text:note-class="footnote" text:id="_ftn0"><text:note-citation>1</text:note-citation><text:note-body><text:p text:style-name="Footnote"><text:s/>Égarement. Du verbe « dévoyer » qui signifie au sens figuré, d<text:span text:style-name="s_dfn1">étourner du droit chemin, de la morale, entraîner d</text:span><text:span text:style-name="s_dfn1">ans l'erreur (Le grand Robert)</text:span></text:p></text:note-body></text:note></text:span><text:span text:style-name="T20"><text:s/>répréhensible, dont la preuve en l’espèce n’est pas rapportée, une copie à usage privé n’est pas de nature à porter atteinte à l’exploitation normale de l’oeuvre sous forme de DVD, laquelle génère des revenus nécessaires à l’</text:span><text:span text:style-name="T21">amortissement des coûts de production ;</text:span></text:p>
      <text:p text:style-name="P22">Qu’en statuant ainsi, alors que l’atteinte à l’exploitation normale de l’oeuvre, propre à faire écarter l’exception de copie privée s'apprécie au regard des risques inhérents au nouvel environnement numérique quant à<text:s/>la sauvegarde des droits d'auteur et de l’importance économique que l’exploitation de l’oeuvre, sous forme de DVD, représente pour l’amortissement des coûts de production cinématographique, la cour d’appel a violé les textes susvisés ;</text:p>
      <text:soft-page-break/>
      <text:p text:style-name="P23"><text:span text:style-name="T24">Par ces motifs,</text:span><text:span text:style-name="T25"><text:s/>et<text:s/></text:span><text:span text:style-name="T26">sans qu'il y ait lieu de statuer sur les autres griefs des pourvois :</text:span></text:p>
      <text:p text:style-name="P27">Casse et annule, dans toutes ses dispositions, l'arrêt rendu le 22 avril 2005, entre les parties, par la cour d'appel de Paris ; remet, en conséquence, la cause et les parties dans l'état où elles se trouvaient avant ledit arrêt et, pour être fait droit, les renvoie devant la cour d'appel de Paris, autrement composée.</text:p>
      <text:p text:style-name="P28"/>
      <text:p text:style-name="P29"/>
      <text:p text:style-name="P30"><text:span text:style-name="T31">Loi relative au droit d’auteur et aux droits voisins</text:span><text:span text:style-name="T32"><text:s/>dans la société d'information (extrait)</text:span></text:p>
      <text:p text:style-name="P33"/>
      <text:p text:style-name="P34"><text:span text:style-name="T35">CHAPITRE IV</text:span><text:span text:style-name="T36"> :<text:s/></text:span><text:span text:style-name="T37">Mesures tech</text:span><text:span text:style-name="T38">niques de protection et d'information</text:span></text:p>
      <text:p text:style-name="P39"><text:span text:style-name="T40"><text:s/>« </text:span><text:span text:style-name="T41">Art. L. 331-8</text:span><text:span text:style-name="T42">. - Le bénéfice de l'exception pour copie privée et des exceptions mentionnées au présent article est garanti conformément aux dispositions suivantes.</text:span></text:p>
      <text:p text:style-name="P43"><text:span text:style-name="T44">« L'Autorité de régulation des mesures techniques [</text:span><text:span text:style-name="T45">…] veille à ce que la mise en oeuvre des mesures techniques de protection n'ait pas pour effet de priver les bénéficiaires des exceptions définies […].</text:span></text:p>
      <text:p text:style-name="P46">« Elle détermine les modalités d'exercice des exceptions précitées et fixe notamment le nombre minimal de copies autorisées dans le cadre de l'exception pour copie privée, en fonction du type d'oeuvre ou d'objet protégé, des divers modes de communication au public et des possibilités offertes par les techniques de protection disponibles.</text:p>
      <text:p text:style-name="P47"><text:span text:style-name="T48">« </text:span><text:span text:style-name="T49">Art. L. 331-9</text:span><text:span text:style-name="T50">. - L</text:span><text:span text:style-name="T51">es titulaires de droits qui recourent aux mesures techniques de protection […] peuvent leur assigner pour objectif de limiter le nombre de copies. Ils prennent cependant les dispositions utiles pour que leur mise en oeuvre ne prive pas les bénéficiaires de</text:span><text:span text:style-name="T52">s exceptions visées à l'article L. 331-5 de leur exercice effectif. Ils s'efforcent de définir ces mesures en accord avec les autres parties intéressées, et notamment les associations agréées de consommateurs.</text:span></text:p>
      <text:p text:style-name="P53"><text:span text:style-name="T54">« Ces dispositions peuvent, dans la mesure où<text:s/></text:span><text:span text:style-name="T55">la technique le permet, subordonner le bénéfice effectif de ces exceptions à un accès licite à une oeuvre ou à un phonogramme, un vidéogramme ou à un programme et veiller à ce qu'elles n'aient pas pour effet de causer un préjudice injustifié aux intérêts l</text:span><text:span text:style-name="T56">égitimes du titulaire de droits sur l'oeuvre ou l'objet protégé, ni de porter atteinte à son exploitation normale. […]</text:span></text:p>
      <text:p text:style-name="P57"><text:span text:style-name="T58"><text:s/>« </text:span><text:span text:style-name="T59">Art. L. 331-11</text:span><text:span text:style-name="T60">. - Les éditeurs et les distributeurs de services de télévision ne peuvent recourir à des mesures techniques qui<text:s/></text:span><text:span text:style-name="T61">auraient pour effet de priver le public du bénéfice de l'exception pour copie privée, y compris sur un support et dans un format numérique, <text:s/>[…].</text:span></text:p>
      <text:p text:style-name="P62"><text:span text:style-name="T63">« </text:span><text:span text:style-name="T64">Art. L. 331-12</text:span><text:span text:style-name="T65">. - Les conditions d'accès à la lecture d'une oeuvre, d'un vidéogramme ou d'un phonogramme et<text:s/></text:span><text:span text:style-name="T66">les limitations susceptibles d'être apportées au bénéfice de l'exception de copie privée […] par la mise en oeuvre d'une mesure technique de protection doivent être portées à la connaissance de l'utilisateur.</text:span></text:p>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note" style:display-name="Footnote" style:family="paragraph" style:parent-style-name="Standard">
      <style:text-properties fo:font-size="10pt" style:font-size-asian="10pt" style:font-size-complex="10pt" fo:hyphenate="false"/>
    </style:style>
    <style:style style:name="NormalWeb" style:display-name="Normal (Web)" style:family="paragraph" style:parent-style-name="Standard">
      <style:paragraph-properties fo:margin-top="0.1944in" fo:margin-bottom="0.1944in"/>
      <style:text-properties fo:hyphenate="false"/>
    </style:style>
    <style:style style:name="WW8Num1z0" style:display-name="WW8Num1z0" style:family="text">
      <style:text-properties style:font-name-complex="Times New Roman"/>
    </style:style>
    <style:style style:name="NotedebasdepageCar" style:display-name="Note de bas de page Car" style:family="text" style:parent-style-name="Policepardéfaut">
      <style:text-properties style:font-name="Times New Roman" style:font-name-complex="Times New Roman" fo:font-size="10pt" style:font-size-asian="10pt" style:font-size-complex="10pt"/>
    </style:style>
    <style:style style:name="FootnoteSymbol" style:display-name="Footnote Symbol" style:family="text" style:parent-style-name="Policepardéfaut">
      <style:text-properties style:font-name-complex="Times New Roman" style:text-position="super 66.6%"/>
    </style:style>
    <style:style style:name="StrongEmphasis" style:display-name="Strong Emphasis" style:family="text" style:parent-style-name="Policepardéfaut">
      <style:text-properties style:font-name-complex="Times New Roman" fo:font-weight="bold" style:font-weight-asian="bold" style:font-weight-complex="bold"/>
    </style:style>
    <style:style style:name="s_dfn1" style:display-name="s_dfn1" style:family="text" style:parent-style-name="Policepardéfaut">
      <style:text-properties style:font-name-complex="Times New Roman" fo:color="#333399"/>
    </style:style>
    <style:style style:name="Accentuation" style:display-name="Accentuation" style:family="text" style:parent-style-name="Policepardéfaut">
      <style:text-properties style:font-name-complex="Times New Roman" fo:font-style="italic" style:font-style-asian="italic" style:font-style-complex="italic"/>
    </style:style>
    <style:style style:name="Footnoteanchor" style:display-name="Footnote anchor" style:family="text">
      <style:text-properties style:text-position="super 66.6%"/>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number text:level="1" text:style-name="WW_CharLFO1LVL1" style:num-suffix=")" style:num-format="a" style:num-letter-sync="true">
        <style:list-level-properties text:space-before="0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0in" text:min-label-width="1.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0in" text:min-label-width="3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0in" text:min-label-width="4.5in"/>
      </text:list-level-style-number>
    </text:list-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rrêt n° 549 du 28 février 2006</dc:title>
    <meta:initial-creator>AK</meta:initial-creator>
    <dc:creator>solene piron</dc:creator>
    <meta:creation-date>2015-06-18T08:51:00Z</meta:creation-date>
    <dc:date>2015-06-18T08:51:00Z</dc:date>
    <meta:print-date>2015-06-18T08:49:00Z</meta:print-date>
    <meta:template xlink:href="Normal" xlink:type="simple"/>
    <meta:editing-cycles>2</meta:editing-cycles>
    <meta:editing-duration>PT120S</meta:editing-duration>
    <meta:user-defined meta:name="Info 1"/>
    <meta:user-defined meta:name="Info 2"/>
    <meta:user-defined meta:name="Info 3"/>
    <meta:user-defined meta:name="Info 4"/>
    <meta:document-statistic meta:page-count="2" meta:paragraph-count="13" meta:word-count="1020" meta:character-count="6619" meta:row-count="46" meta:non-whitespace-character-count="5612"/>
  </office:meta>
</office:document-meta>
</file>